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, 'Helvetica Neue', Helvetica, sans-serif"/>
    <style:font-face style:name="Mangal1" svg:font-family="Mangal"/>
    <style:font-face style:name="OpenSymbol" svg:font-family="OpenSymbol"/>
    <style:font-face style:name="verdana" svg:font-family="verdana, helvetica, arial, sans-serif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List_20_Paragraph">
      <style:paragraph-properties fo:margin-left="0in" fo:margin-right="0in" fo:margin-top="0in" fo:margin-bottom="0in" fo:text-align="start" style:justify-single-word="false" fo:orphans="2" fo:widows="2" fo:text-indent="0in" style:auto-text-indent="false" style:text-autospace="none" style:writing-mode="lr-tb">
        <style:tab-stops>
          <style:tab-stop style:position="0.302in"/>
        </style:tab-stops>
      </style:paragraph-properties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in" fo:margin-right="0in" fo:margin-top="0in" fo:margin-bottom="0in" fo:orphans="2" fo:widows="2" fo:text-indent="0in" style:auto-text-indent="false" style:writing-mode="lr-tb">
        <style:tab-stops>
          <style:tab-stop style:position="0.302in"/>
        </style:tab-stops>
      </style:paragraph-properties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List_20_Paragraph">
      <style:paragraph-properties fo:margin-left="0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List_20_Paragraph">
      <style:paragraph-properties fo:margin-left="0in" fo:margin-right="0in" fo:orphans="2" fo:widows="2" fo:text-indent="0in" style:auto-text-indent="false" style:writing-mode="lr-tb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</style:style>
    <style:style style:name="P2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22" style:family="paragraph" style:parent-style-name="Standard" style:list-style-name="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23" style:family="paragraph" style:parent-style-name="Standard" style:list-style-name="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in" fo:margin-right="0in" fo:margin-top="0in" fo:margin-bottom="0in" fo:text-indent="0in" style:auto-text-indent="false">
        <style:tab-stops>
          <style:tab-stop style:position="0.302in"/>
        </style:tab-stops>
      </style:paragraph-properties>
    </style:style>
    <style:style style:name="P2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 style:list-style-name="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List_20_Paragraph" style:list-style-name="WWNum1"/>
    <style:style style:name="P30" style:family="paragraph" style:parent-style-name="List_20_Paragraph" style:list-style-name="WWNum1">
      <style:paragraph-properties fo:orphans="2" fo:widows="2" style:writing-mode="lr-tb"/>
    </style:style>
    <style:style style:name="P31" style:family="paragraph" style:parent-style-name="List_20_Paragraph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List_20_Paragraph">
      <style:paragraph-properties fo:margin-left="0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P33" style:family="paragraph" style:parent-style-name="Text_20_body">
      <style:text-properties fo:font-variant="normal" fo:text-transform="none" fo:color="#242729" style:font-name="Arial1" fo:font-size="11.25pt" fo:letter-spacing="normal" fo:font-style="normal" fo:font-weight="normal"/>
    </style:style>
    <style:style style:name="P34" style:family="paragraph" style:parent-style-name="Text_20_body" style:list-style-name="L1">
      <style:paragraph-properties fo:margin-top="0in" fo:margin-bottom="0in" fo:text-align="start" style:justify-single-word="false" fo:orphans="2" fo:widows="2" fo:padding="0in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35" style:family="paragraph" style:parent-style-name="Text_20_body" style:list-style-name="L2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7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8" style:family="text">
      <style:text-properties fo:color="#000000" style:font-name="Consolas" style:font-name-asian="Consolas" style:font-name-complex="Consolas"/>
    </style:style>
    <style:style style:name="T9" style:family="text">
      <style:text-properties fo:color="#000000" style:font-name="Consolas" fo:font-weight="bold" style:font-name-asian="Consolas" style:font-weight-asian="bold" style:font-name-complex="Consolas" style:font-weight-complex="bold"/>
    </style:style>
    <style:style style:name="T10" style:family="text">
      <style:text-properties fo:color="#00000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1" style:family="text">
      <style:text-properties fo:color="#000000" style:font-name="Consolas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7f0055" fo:font-weight="bold" style:font-weight-asian="bold" style:font-weight-complex="bold"/>
    </style:style>
    <style:style style:name="T15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6" style:family="text">
      <style:text-properties fo:color="#7f0055" style:font-name="Consolas" fo:font-weight="bold" style:font-name-asian="Consolas" style:font-weight-asian="bold" style:font-name-complex="Consolas" style:font-weight-complex="bold"/>
    </style:style>
    <style:style style:name="T17" style:family="text">
      <style:text-properties fo:color="#0000c0"/>
    </style:style>
    <style:style style:name="T18" style:family="text">
      <style:text-properties fo:color="#0000c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9" style:family="text">
      <style:text-properties fo:color="#0000c0" style:font-name="Consolas" style:font-name-asian="Consolas" style:font-name-complex="Consolas"/>
    </style:style>
    <style:style style:name="T20" style:family="text">
      <style:text-properties fo:color="#0000c0" style:font-name="Consolas" fo:font-weight="normal" style:font-name-asian="Consolas" style:font-weight-asian="normal" style:font-name-complex="Consolas" style:font-weight-complex="normal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23" style:family="text">
      <style:text-properties style:use-window-font-color="true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style:use-window-font-color="true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5" style:family="text">
      <style:text-properties fo:color="#6a3e3e"/>
    </style:style>
    <style:style style:name="T26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27" style:family="text">
      <style:text-properties fo:color="#6a3e3e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color="#6a3e3e" fo:font-weight="bold" style:font-weight-asian="bold" style:font-weight-complex="bold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646464"/>
    </style:style>
    <style:style style:name="T31" style:family="text">
      <style:text-properties fo:color="#646464" style:font-name="Consolas" fo:font-size="10pt" style:font-name-asian="Consolas" style:font-size-asian="10pt" style:font-name-complex="Consolas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Problem Statement:</text:span> </text:p>
      <text:p text:style-name="P33">Parking-lot Design :</text:p>
      <text:list xml:id="list6336415910179587333" text:style-name="L1">
        <text:list-item>
          <text:p text:style-name="P34">The parking lot has multiple levels.</text:p>
        </text:list-item>
        <text:list-item>
          <text:p text:style-name="P34">The parking lot can park Motorcycles, Buss and Cars.</text:p>
        </text:list-item>
        <text:list-item>
          <text:p text:style-name="P34">The parking lot has Motorcycle spot, Compact spot and Large spots.</text:p>
        </text:list-item>
      </text:list>
      <text:list xml:id="list497882713475324530" text:style-name="L2">
        <text:list-header>
          <text:p text:style-name="P35"/>
        </text:list-header>
      </text:list>
      <text:p text:style-name="P1">Design:</text:p>
      <text:p text:style-name="Standard"><text:tab/><text:span text:style-name="T6">Vehicle</text:span><text:span text:style-name="T2"> : </text:span><text:span text:style-name="T3">An abstract class.</text:span></text:p>
      <text:p text:style-name="Standard"><text:tab/><text:span text:style-name="T6">Bus</text:span><text:span text:style-name="T2"> :</text:span> Bus IS A Vehicle.</text:p>
      <text:p text:style-name="Standard"><text:span text:style-name="T2"><text:tab/>Car : </text:span><text:span text:style-name="T3">Car IS A Vehicle.</text:span></text:p>
      <text:p text:style-name="Standard"><text:span text:style-name="T10"><text:tab/></text:span><text:span text:style-name="T6">Motorcycle</text:span><text:span text:style-name="T2"> :</text:span> Motorcycle<text:span text:style-name="T3"> IS A Vehicle.</text:span></text:p>
      <text:p text:style-name="Standard"><text:tab/><text:span text:style-name="T6">VehicleSize</text:span><text:span text:style-name="T2"> :</text:span> <text:span text:style-name="T5">VehicleSize is an enum</text:span>.</text:p>
      <text:p text:style-name="Standard"><text:tab/><text:span text:style-name="T6">Level</text:span><text:span text:style-name="T2"> : </text:span><text:span text:style-name="T3">Level is a Class with properties 'floor' and </text:span><text:span text:style-name="T2">HAS A</text:span><text:span text:style-name="T3"> array of '</text:span><text:span text:style-name="T7">ParkingSpot</text:span><text:span text:style-name="T3">'</text:span>. </text:p>
      <text:p text:style-name="Standard"><text:tab/><text:span text:style-name="T6">ParkingSpot</text:span><text:span text:style-name="T2"> : </text:span><text:span text:style-name="T7">ParkingSpot</text:span><text:span text:style-name="T3"> is a Class which </text:span><text:span text:style-name="T2">HAS A</text:span><text:span text:style-name="T3"> '</text:span><text:span text:style-name="T6">Vehicle</text:span><text:span text:style-name="T3">', '</text:span><text:span text:style-name="T6">Level</text:span><text:span text:style-name="T3">' and properties '</text:span><text:span text:style-name="T2">SpotSize</text:span><text:span text:style-name="T3">' <text:tab/>and '</text:span><text:span text:style-name="T2">spotNumber</text:span><text:span text:style-name="T3">'</text:span>. </text:p>
      <text:p text:style-name="Standard"><text:tab/><text:span text:style-name="T6">ParkingLot : </text:span><text:span text:style-name="T7">ParkingLot class keeps keeps track of the ParkingSpots and <text:tab/>provides implementation to park a Vehicle. </text:span></text:p>
      <text:p text:style-name="Standard"><text:span text:style-name="T1">Approach:</text:span> </text:p>
      <text:list xml:id="list4911072585259536987" text:style-name="WWNum1">
        <text:list-item>
          <text:p text:style-name="P29">Create an abstract class '<text:span text:style-name="T6">Vehicle</text:span>' with required properties.</text:p>
        </text:list-item>
        <text:list-item>
          <text:p text:style-name="P29">Create Class '<text:span text:style-name="T6">Motorcycle</text:span>', '<text:span text:style-name="T6">Bus</text:span>', and '<text:span text:style-name="T2">Car</text:span>' <text:s/>are IS A type of '<text:span text:style-name="T6">Vehicle</text:span>', So create them by extending '<text:span text:style-name="T6">Vehicle</text:span>' Class.</text:p>
        </text:list-item>
        <text:list-item>
          <text:p text:style-name="P30">Create a '<text:span text:style-name="T6">Level</text:span>' Class which <text:span text:style-name="T2">HAS A</text:span> array of '<text:span text:style-name="T6">ParkingSpot</text:span><text:span text:style-name="T5">'</text:span> an<text:span text:style-name="T21">d '</text:span><text:span text:style-name="T24">availableSpots' </text:span><text:span text:style-name="T23">count</text:span><text:span text:style-name="T21">.</text:span></text:p>
        </text:list-item>
        <text:list-item>
          <text:p text:style-name="P29">Create Class '<text:span text:style-name="T6">ParkingSpot</text:span>' with<text:span text:style-name="T3"> </text:span><text:span text:style-name="T2">HAS A</text:span><text:span text:style-name="T3"> relationship with '</text:span><text:span text:style-name="T6">Vehicle</text:span><text:span text:style-name="T3">', '</text:span><text:span text:style-name="T6">Level</text:span><text:span text:style-name="T3">' and add properties '</text:span><text:span text:style-name="T2">SpotSize</text:span><text:span text:style-name="T3">' and '</text:span><text:span text:style-name="T2">spotNumber</text:span><text:span text:style-name="T3">'</text:span>.</text:p>
        </text:list-item>
        <text:list-item>
          <text:p text:style-name="P29">Create function in '<text:span text:style-name="T6">ParkingSpot</text:span>' class to park and remove vehicle from parking spot.</text:p>
        </text:list-item>
        <text:list-item>
          <text:p text:style-name="P29">Create a Class '<text:span text:style-name="T6">ParkingLot</text:span>' which <text:span text:style-name="T2">HAS A</text:span> array of '<text:span text:style-name="T6">Level</text:span><text:span text:style-name="T5">'</text:span>.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P12">Implementation:</text:p>
      <text:p text:style-name="P12"><text:s text:c="2"/>abstract Class Vehicle.java:</text:p>
      <text:p text:style-name="P12"><text:s text:c="5"/>Properties:</text:p>
      <text:p text:style-name="P6"><text:span text:style-name="T9"><text:s text:c="4"/></text:span><text:span text:style-name="T16">protected</text:span><text:span text:style-name="T9"> </text:span><text:span text:style-name="T11">List&lt;ParkingSpot&gt; </text:span><text:span text:style-name="T20">parkingSpot</text:span><text:span text:style-name="T11">; //Holds List of ParkingSpot</text:span></text:p>
      <text:p text:style-name="P23"><text:span text:style-name="T12"><text:s text:c="4"/></text:span><text:span text:style-name="T14">protected</text:span><text:span text:style-name="T4"> </text:span><text:span text:style-name="T14">int</text:span><text:span text:style-name="T4"> </text:span><text:span text:style-name="T17">spotsNeeded</text:span><text:span text:style-name="T4">; //No. of </text:span><text:span text:style-name="T13">ParkingSpot needed for Vehicle</text:span></text:p>
      <text:p text:style-name="P23"><text:span text:style-name="T12"><text:s text:c="4"/></text:span><text:span text:style-name="T14">protected</text:span><text:span text:style-name="T4"> VehicleSize </text:span><text:span text:style-name="T17">size</text:span><text:span text:style-name="T4">; //Size of Vehicle</text:span></text:p>
      <text:p text:style-name="P22"><text:span text:style-name="T9"><text:s text:c="4"/></text:span><text:span text:style-name="T16">protected</text:span><text:span text:style-name="T8"> String </text:span><text:span text:style-name="T19">numberPlate</text:span><text:span text:style-name="T8">; // Identification of the Vehicle</text:span></text:p>
      <text:p text:style-name="P8"/>
      <text:p text:style-name="P2"><text:span text:style-name="T29"><text:s text:c="2"/>Class Level.java:</text:span></text:p>
      <text:p text:style-name="P12"><text:s text:c="5"/>Properties:</text:p>
      <text:p text:style-name="P11"><text:span text:style-name="T15"><text:s text:c="4"/>private</text:span><text:span text:style-name="T7"> </text:span><text:span text:style-name="T15">int</text:span><text:span text:style-name="T7"> </text:span><text:span text:style-name="T18">floor</text:span><text:span text:style-name="T7">; //Floor Number</text:span></text:p>
      <text:p text:style-name="P23"><text:span text:style-name="T12"><text:s text:c="4"/></text:span><text:span text:style-name="T14">private</text:span><text:span text:style-name="T4"> ParkingSpot[] </text:span><text:span text:style-name="T17">spots</text:span><text:span text:style-name="T4">; //Array of </text:span><text:span text:style-name="T13">ParkingSpot in the Level</text:span></text:p>
      <text:p text:style-name="P22"><text:span text:style-name="T9"><text:s text:c="4"/></text:span><text:span text:style-name="T16">private</text:span><text:span text:style-name="T8"> </text:span><text:span text:style-name="T16">int</text:span><text:span text:style-name="T8"> </text:span><text:span text:style-name="T19">availableSpots</text:span><text:span text:style-name="T8"> = 0; //Available spots to park </text:span><text:span text:style-name="T11">in the Level</text:span></text:p>
      <text:p text:style-name="P8"/>
      <text:p text:style-name="P13"><text:span text:style-name="T8"><text:s text:c="2"/></text:span><text:span text:style-name="T22">Functions</text:span><text:span text:style-name="T8">:</text:span></text:p>
      <text:p text:style-name="P7"><text:span text:style-name="T6"><text:s text:c="4"/></text:span><text:span text:style-name="T15">public</text:span><text:span text:style-name="T6"> </text:span><text:span text:style-name="T15">boolean</text:span><text:span text:style-name="T6"> parkVehicle(Vehicle </text:span><text:span text:style-name="T27">vehicle</text:span><text:span text:style-name="T6">)</text:span><text:span text:style-name="T5"> {</text:span></text:p>
      <text:p text:style-name="P25"><text:tab/>/*<text:tab/>This function will iterate through the ParkingSpot to find the available spot for the vehicle</text:p>
      <text:p text:style-name="P25"><text:s/><text:tab/> where the vehicle can be fit and then park the vehicle and <text:s/>decrement the <text:span text:style-name="T5">availableSpots <text:tab/>counter. */</text:span></text:p>
      <text:p text:style-name="P8"><text:s text:c="4"/>}</text:p>
      <text:p text:style-name="P8"/>
      <text:p text:style-name="P18"><text:span text:style-name="T2"><text:s text:c="2"/>Class ParkingLot.java:</text:span></text:p>
      <text:p text:style-name="P12"><text:s text:c="5"/>Properties:</text:p>
      <text:p text:style-name="P11"><text:span text:style-name="T15"><text:s text:c="4"/>private</text:span><text:span text:style-name="T7"> Level[] </text:span><text:span text:style-name="T18">levels</text:span><text:span text:style-name="T7">;</text:span><text:span text:style-name="T5"> //Holds the Array of Levels</text:span></text:p>
      <text:p text:style-name="P8"/>
      <text:p text:style-name="P13"><text:span text:style-name="T8"><text:s text:c="2"/></text:span><text:span text:style-name="T22">Functions</text:span><text:span text:style-name="T8">:</text:span></text:p>
      <text:p text:style-name="P28"><text:s text:c="4"/><text:span text:style-name="T14">public</text:span><text:span text:style-name="T12"> </text:span><text:span text:style-name="T14">boolean</text:span><text:span text:style-name="T12"> parkVehicle(Vehicle </text:span><text:span text:style-name="T28">vehicle</text:span><text:span text:style-name="T12">)</text:span><text:span text:style-name="T4"> {</text:span></text:p>
      <text:p text:style-name="P25"><text:tab/><text:tab/>/*This function will iterate through the Levels to find the available spot for the vehicle</text:p>
      <text:p text:style-name="P25"><text:s/><text:tab/> <text:tab/>and calls the parkVehicle function of Level class<text:span text:style-name="T5">. */</text:span></text:p>
      <text:p text:style-name="P8"><text:s text:c="4"/>}</text:p>
      <text:p text:style-name="P4"/>
      <text:p text:style-name="P3"><text:s text:c="3"/></text:p>
      <text:p text:style-name="P3"/>
      <text:p text:style-name="P3"/>
      <text:p text:style-name="P3"/>
      <text:p text:style-name="P3"/>
      <text:p text:style-name="P3"><text:soft-page-break/></text:p>
      <text:p text:style-name="P3">Class ParkingSpot.java:</text:p>
      <text:p text:style-name="P12"><text:s text:c="5"/>Properties:</text:p>
      <text:p text:style-name="P11"><text:span text:style-name="T15"><text:s text:c="4"/></text:span><text:span text:style-name="T7"><text:tab/></text:span><text:span text:style-name="T15">private</text:span><text:span text:style-name="T7"> Vehicle </text:span><text:span text:style-name="T18">vehicle</text:span><text:span text:style-name="T7">;</text:span></text:p>
      <text:p text:style-name="P23"><text:span text:style-name="T4"><text:tab/></text:span><text:span text:style-name="T14">private</text:span><text:span text:style-name="T4"> VehicleSize </text:span><text:span text:style-name="T17">spotSize</text:span><text:span text:style-name="T4">;</text:span></text:p>
      <text:p text:style-name="P23"><text:span text:style-name="T4"><text:tab/></text:span><text:span text:style-name="T14">private</text:span><text:span text:style-name="T4"> Level </text:span><text:span text:style-name="T17">level</text:span><text:span text:style-name="T4">;</text:span></text:p>
      <text:p text:style-name="P23"><text:span text:style-name="T4"><text:tab/></text:span><text:span text:style-name="T14">private</text:span><text:span text:style-name="T4"> </text:span><text:span text:style-name="T14">int</text:span><text:span text:style-name="T4"> </text:span><text:span text:style-name="T17">row</text:span><text:span text:style-name="T4">;</text:span></text:p>
      <text:p text:style-name="P22"><text:span text:style-name="T8"><text:tab/></text:span><text:span text:style-name="T16">private</text:span><text:span text:style-name="T8"> </text:span><text:span text:style-name="T16">int</text:span><text:span text:style-name="T8"> </text:span><text:span text:style-name="T19">spotNumber</text:span><text:span text:style-name="T8">;</text:span><text:span text:style-name="T5"> //Top of the Ladder</text:span></text:p>
      <text:p text:style-name="P8"/>
      <text:p text:style-name="P13"><text:span text:style-name="T8"><text:s text:c="2"/></text:span><text:span text:style-name="T22">Functions</text:span><text:span text:style-name="T8">:</text:span></text:p>
      <text:p text:style-name="P5"><text:span text:style-name="T30"><text:s text:c="6"/></text:span><text:span text:style-name="T14">public</text:span><text:span text:style-name="T4"> </text:span><text:span text:style-name="T14">boolean</text:span><text:span text:style-name="T4"> canFitVehicle(Vehicle </text:span><text:span text:style-name="T25">vehicle</text:span><text:span text:style-name="T4">){</text:span></text:p>
      <text:p text:style-name="P23"><text:span text:style-name="T4"><text:tab/><text:tab/>/*Check the vehicle can fit in the spot*/</text:span></text:p>
      <text:p text:style-name="P27"><text:tab/>}</text:p>
      <text:p text:style-name="P23"><text:span text:style-name="T4"><text:tab/></text:span><text:span text:style-name="T14">public</text:span><text:span text:style-name="T4"> </text:span><text:span text:style-name="T14">boolean</text:span><text:span text:style-name="T4"> park(Vehicle </text:span><text:span text:style-name="T25">vehicle</text:span><text:span text:style-name="T4">){</text:span></text:p>
      <text:p text:style-name="P23"><text:span text:style-name="T4"><text:tab/><text:tab/>/*Park the vehicle if it fits and return true if success*/</text:span></text:p>
      <text:p text:style-name="P27"><text:tab/>}</text:p>
      <text:p text:style-name="P23"><text:span text:style-name="T4"><text:tab/></text:span><text:span text:style-name="T14">public</text:span><text:span text:style-name="T4"> </text:span><text:span text:style-name="T14">void</text:span><text:span text:style-name="T4"> removeVehicle(){</text:span></text:p>
      <text:p text:style-name="P25"><text:tab/><text:tab/><text:tab/>/*Removes the vehicle and free the parking spot<text:span text:style-name="T5">*/</text:span></text:p>
      <text:p text:style-name="P27"><text:tab/>}</text:p>
      <text:p text:style-name="P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, 'Helvetica Neue', Helvetica, sans-serif"/>
    <style:font-face style:name="Mangal1" svg:font-family="Mangal"/>
    <style:font-face style:name="OpenSymbol" svg:font-family="OpenSymbol"/>
    <style:font-face style:name="verdana" svg:font-family="verdana, helvetica, arial, sans-serif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11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ali Nadiger</meta:initial-creator>
    <meta:editing-cycles>92</meta:editing-cycles>
    <meta:creation-date>2017-03-16T13:18:00</meta:creation-date>
    <dc:date>2017-05-09T16:47:18.09</dc:date>
    <meta:editing-duration>PT3H20M48S</meta:editing-duration>
    <meta:generator>OpenOffice/4.0.1$Win32 OpenOffice.org_project/401m5$Build-9714</meta:generator>
    <meta:document-statistic meta:table-count="0" meta:image-count="0" meta:object-count="0" meta:page-count="3" meta:paragraph-count="64" meta:word-count="408" meta:character-count="27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